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6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fill-color="#fff9ae" draw:textarea-horizontal-align="justify" draw:textarea-vertical-align="top" draw:auto-grow-height="false" fo:min-height="1.935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6.361cm" svg:y1="10.27cm" svg:x2="9.255cm" svg:y2="10.271cm">
          <text:p/>
        </draw:line>
        <draw:custom-shape draw:style-name="gr15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6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9.255cm" svg:y1="15.859cm" svg:x2="6.08cm" svg:y2="18.653cm">
          <text:p/>
        </draw:line>
        <draw:custom-shape draw:style-name="gr19" draw:text-style-name="P4" draw:layer="layout" svg:width="5.08cm" svg:height="2.185cm" svg:x="1.635cm" svg:y="9.61cm">
          <text:p text:style-name="P1"><text:span text:style-name="T1">Docker container:</text:span><text:span text:style-name="T1"><text:line-break/></text:span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0.762cm" svg:x="1.862cm" svg:y="10.7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414cm" svg:x2="5.445cm" svg:y2="15.605cm">
          <text:p/>
        </draw:line>
        <draw:line draw:style-name="gr7" draw:text-style-name="P8" draw:layer="layout" svg:x1="5.445cm" svg:y1="7.342cm" svg:x2="5.445cm" svg:y2="10.652cm">
          <text:p/>
        </draw:line>
        <draw:custom-shape draw:style-name="gr1" draw:text-style-name="P2" draw:layer="layout" svg:width="6.35cm" svg:height="3.81cm" svg:x="0.999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7.612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8.71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5.293cm" svg:x2="5.445cm" svg:y2="28.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23T11:28:39.510359729</dc:date>
    <meta:editing-duration>PT2H4M26S</meta:editing-duration>
    <meta:editing-cycles>33</meta:editing-cycles>
    <meta:generator>LibreOffice/6.0.7.3$Linux_X86_64 LibreOffice_project/00m0$Build-3</meta:generator>
    <meta:document-statistic meta:object-count="45"/>
  </office:meta>
</office:document-meta>
</file>